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kachan-P" svg:font-family="mikachan-P" style:font-pitch="variable"/>
    <style:font-face style:name="mikachan-P1" svg:font-family="mikachan-P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6047in"/>
    </style:style>
    <style:style style:name="co2" style:family="table-column">
      <style:table-column-properties fo:break-before="auto" style:column-width="3.73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4453in" fo:break-before="auto" style:use-optimal-row-height="true"/>
    </style:style>
    <style:style style:name="ro4" style:family="table-row">
      <style:table-row-properties style:row-height="0.9118in" fo:break-before="auto" style:use-optimal-row-height="false"/>
    </style:style>
    <style:style style:name="ro5" style:family="table-row">
      <style:table-row-properties style:row-height="0.922in" fo:break-before="auto" style:use-optimal-row-height="false"/>
    </style:style>
    <style:style style:name="ro6" style:family="table-row">
      <style:table-row-properties style:row-height="0.6528in" fo:break-before="auto" style:use-optimal-row-height="false"/>
    </style:style>
    <style:style style:name="ro7" style:family="table-row">
      <style:table-row-properties style:row-height="0.6425in" fo:break-before="auto" style:use-optimal-row-height="false"/>
    </style:style>
    <style:style style:name="ro8" style:family="table-row">
      <style:table-row-properties style:row-height="0.5591in" fo:break-before="auto" style:use-optimal-row-height="false"/>
    </style:style>
    <style:style style:name="ro9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mikachan-P" fo:font-size="20pt" fo:font-weight="normal" style:font-size-asian="20pt" style:font-weight-asian="normal" style:font-size-complex="20pt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22pt" style:font-size-asian="22pt" style:font-size-complex="22pt"/>
    </style:style>
    <style:style style:name="ce4" style:family="table-cell" style:parent-style-name="Default"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800000" fo:font-size="28pt" style:font-size-asian="28pt" style:font-size-complex="2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text-underline-style="solid" style:text-underline-width="auto" style:text-underline-color="#ff3333" style:font-size-asian="32pt" style:font-size-complex="32pt" style:font-weight-complex="normal"/>
    </style:style>
    <style:style style:name="T6" style:family="text">
      <style:text-properties fo:font-size="32pt" style:font-size-asian="32pt" style:font-size-complex="32pt" style:font-weight-complex="normal" style:text-overline-style="solid" style:text-overline-width="bold" style:text-overline-color="#280099"/>
    </style:style>
    <style:style style:name="T7" style:family="text">
      <style:text-properties style:font-name="Calibri" fo:font-size="36pt" fo:font-style="italic" style:font-size-asian="36pt" style:font-style-asian="italic" style:font-size-complex="36pt" style:font-style-complex="italic" style:text-emphasize="dot above"/>
    </style:style>
    <style:style style:name="T8" style:family="text">
      <style:text-properties fo:color="#ff00ff" style:font-name="Calibri" fo:font-size="36pt" style:font-size-asian="36pt" style:font-size-complex="36pt" style:font-weight-complex="normal" style:text-emphasize="dot above"/>
    </style:style>
    <style:style style:name="T9" style:family="text">
      <style:text-properties style:font-name="Calibri" fo:font-size="36pt" style:font-size-asian="36pt" style:font-size-complex="36pt" style:text-emphasize="dot above"/>
    </style:style>
    <style:style style:name="T10" style:family="text">
      <style:text-properties style:font-name="Calibri" fo:font-size="36pt" style:font-size-asian="36pt" style:font-size-complex="36pt" style:text-emphasize="accent below"/>
    </style:style>
    <style:style style:name="T11" style:family="text">
      <style:text-properties style:text-underline-style="dash" style:text-underline-width="bold" style:text-underline-color="#7da647" style:text-underline-mode="skip-white-space" style:text-overline-mode="skip-white-space" style:text-line-through-mode="skip-white-space"/>
    </style:style>
    <style:style style:name="T12" style:family="text">
      <style:text-properties fo:letter-spacing="0.0693in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letter-spacing="-0.0319in"/>
    </style:style>
    <style:style style:name="T15" style:family="text">
      <style:text-properties fo:color="#808000" fo:font-size="36pt" style:font-name-asian="mikachan-P1" style:font-size-asian="36pt" style:font-size-complex="36pt" style:font-weight-complex="normal"/>
    </style:style>
    <style:style style:name="T16" style:family="text">
      <style:text-properties fo:font-size="36pt" style:font-name-asian="mikachan-P1" style:font-size-asian="36pt" style:font-size-complex="36pt" style:font-weight-complex="normal"/>
    </style:style>
    <style:style style:name="T17" style:family="text">
      <style:text-properties fo:language="fr" fo:country="BE" style:language-asian="ja" style:country-asian="JP" style:language-complex="ks" style:country-complex="IN" style:font-weight-complex="normal"/>
    </style:style>
    <style:style style:name="T18" style:family="text">
      <style:text-properties style:text-line-through-style="solid" style:text-line-through-type="double" fo:font-size="22pt" style:font-size-asian="22pt" style:font-size-complex="22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22pt" style:font-size-asian="22pt" style:font-size-complex="22pt" style:font-relief="embossed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style:font-size-asian="15pt" style:font-size-complex="15pt" style:font-relief="engraved"/>
    </style:style>
    <style:style style:name="T23" style:family="text">
      <style:text-properties style:text-outline="true" style:letter-kerning="true" style:text-scale="140%"/>
    </style:style>
    <style:style style:name="T24" style:family="text">
      <style:text-properties fo:text-shadow="1pt 1pt"/>
    </style:style>
    <style:style style:name="T25" style:family="text">
      <style:text-properties style:text-position="super 58%"/>
    </style:style>
    <style:style style:name="T26" style:family="text">
      <style:text-properties style:text-position="-20% 58%"/>
    </style:style>
  </office:automatic-styles>
  <office:body>
    <office:spreadsheet>
      <table:table table:name="MyShee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multi</text:p>
            <text:p>line</text:p>
            <text:p>content</text:p>
          </table:table-cell>
          <table:table-cell/>
        </table:table-row>
        <table:table-row table:style-name="ro2">
          <table:table-cell office:value-type="string">
            <text:p>simple text</text:p>
          </table:table-cell>
          <table:table-cell table:style-name="ce2" office:value-type="string">
            <text:p>simple text bold</text:p>
          </table:table-cell>
        </table:table-row>
        <table:table-row table:style-name="ro2">
          <table:table-cell office:value-type="float" office:value="12">
            <text:p>12</text:p>
          </table:table-cell>
          <table:table-cell/>
        </table:table-row>
        <table:table-row table:style-name="ro2">
          <table:table-cell table:formula="of:=&quot;formula text&quot;" office:value-type="string" office:string-value="formula text">
            <text:p>formula text</text:p>
          </table:table-cell>
          <table:table-cell/>
        </table:table-row>
        <table:table-row table:style-name="ro3">
          <table:table-cell office:value-type="string">
            <text:p><text:span text:style-name="T1">rich</text:span> <text:span text:style-name="T2">text</text:span> <text:span text:style-name="T3">con</text:span><text:span text:style-name="T4">tent</text:span></text:p>
          </table:table-cell>
          <table:table-cell/>
        </table:table-row>
        <table:table-row table:style-name="ro4">
          <table:table-cell office:value-type="string">
            <text:p>More rich text <text:span text:style-name="T5">con</text:span><text:span text:style-name="T6">tent</text:span></text:p>
          </table:table-cell>
          <table:table-cell table:style-name="ce3" office:value-type="string">
            <text:p><text:span text:style-name="T15">日</text:span><text:span text:style-name="T16">本語</text:span>を<text:span text:style-name="T17">打って</text:span>みる。</text:p>
          </table:table-cell>
        </table:table-row>
        <table:table-row table:style-name="ro2">
          <table:table-cell table:number-columns-repeated="2"/>
        </table:table-row>
        <table:table-row table:style-name="ro5">
          <table:table-cell office:value-type="string">
            <text:p>This is <text:span text:style-name="T7">C</text:span><text:span text:style-name="T8">a</text:span><text:span text:style-name="T9">li</text:span><text:span text:style-name="T10">bri</text:span>.</text:p>
          </table:table-cell>
          <table:table-cell office:value-type="string">
            <text:p>Strike <text:span text:style-name="T18">through</text:span><text:span text:style-name="T19">.</text:span></text:p>
          </table:table-cell>
        </table:table-row>
        <table:table-row table:style-name="ro2">
          <table:table-cell table:number-columns-repeated="2"/>
        </table:table-row>
        <table:table-row table:style-name="ro6">
          <table:table-cell office:value-type="string">
            <text:p>Underline <text:span text:style-name="T11">individual words</text:span> only.</text:p>
          </table:table-cell>
          <table:table-cell office:value-type="string">
            <text:p><text:span text:style-name="T20">Relief</text:span><text:span text:style-name="T21"> and </text:span><text:span text:style-name="T22">engraved</text:span><text:span text:style-name="T21">.</text:span></text:p>
          </table:table-cell>
        </table:table-row>
        <table:table-row table:style-name="ro2">
          <table:table-cell table:number-columns-repeated="2"/>
        </table:table-row>
        <table:table-row table:style-name="ro7">
          <table:table-cell table:style-name="ce1" office:value-type="string">
            <text:p><text:span text:style-name="T12">Expanded</text:span><text:span text:style-name="T13"> and </text:span><text:span text:style-name="T14">Condensed</text:span></text:p>
          </table:table-cell>
          <table:table-cell table:style-name="ce4" office:value-type="string">
            <text:p><text:span text:style-name="T23">Outline</text:span> and <text:span text:style-name="T24">Shadow</text:span></text:p>
          </table:table-cell>
        </table:table-row>
        <table:table-row table:style-name="ro2">
          <table:table-cell table:number-columns-repeated="2"/>
        </table:table-row>
        <table:table-row table:style-name="ro8">
          <table:table-cell/>
          <table:table-cell table:style-name="ce4" office:value-type="string">
            <text:p>X<text:span text:style-name="T25">2</text:span> and X<text:span text:style-name="T26">3</text:span></text:p>
          </table:table-cell>
        </table:table-row>
        <table:table-row table:style-name="ro2">
          <table:table-cell table:number-columns-repeated="2"/>
        </table:table-row>
        <table:table-row table:style-name="ro9">
          <table:table-cell office:value-type="string">
            <text:p>Sheet Name: <text:sheet-name>MySheet</text:sheet-name></text:p>
          </table:table-cell>
          <table:table-cell/>
        </table:table-row>
        <table:table-row table:style-name="ro9">
          <table:table-cell office:value-type="string">
            <text:p>Date: <text:date style:data-style-name="N2" text:date-value="2013-02-11">02/11/2013</text:date></text:p>
          </table:table-cell>
          <table:table-cell/>
        </table:table-row>
        <table:table-row table:style-name="ro9">
          <table:table-cell office:value-type="string">
            <text:p>File name: <text:title>My Test Document</text:title></text:p>
          </table:table-cell>
          <table:table-cell/>
        </table:table-row>
        <table:table-row table:style-name="ro9">
          <table:table-cell office:value-type="string">
            <text:p>URL: <text:a xlink:href="http://www.google.com/" xlink:type="simple">http://www.google.com</text:a></text:p>
          </table:table-cell>
          <table:table-cell/>
        </table:table-row>
        <table:table-row table:style-name="ro9">
          <table:table-cell office:value-type="string">
            <text:p>Click <text:a xlink:href="http://libreoffice.org/" xlink:type="simple">here</text:a>.</text:p>
          </table:table-cell>
          <table:table-cell/>
        </table:table-row>
        <table:table-row table:style-name="ro2" table:number-rows-repeated="1048555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ikachan-P" svg:font-family="mikachan-P" style:font-pitch="variable"/>
    <style:font-face style:name="mikachan-P1" svg:font-family="mikachan-P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/00/0000</text:date>, <text:time style:data-style-name="N2" text:time-value="0000-00-00T13:41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2-06T14:42:59</meta:creation-date>
    <dc:date>2013-02-11T13:41:40</dc:date>
    <dc:creator>Kohei Yoshida</dc:creator>
    <meta:editing-duration>PT8M2S</meta:editing-duration>
    <meta:editing-cycles>41</meta:editing-cycles>
    <meta:generator>LibreOffice/4.0.1.0$Linux_X86_64 LibreOffice_project/e86ce65dfe42a7d7f3f2cdae3bdcea0f42bb6bb</meta:generator>
    <dc:title>My Test Document</dc:title>
    <meta:document-statistic meta:table-count="1" meta:cell-count="20" meta:object-count="0"/>
  </office:meta>
</office:document-meta>
</file>